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Verdana,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Programming in PowerShell</text:p>
      <text:p text:style-name="P1"/>
      <text:p text:style-name="Standard"><text:span text:style-name="T1">A while back I got introduced to the concept of </text:span><text:a xlink:type="simple" xlink:href="http://www.defmacro.org/ramblings/fp.html"><text:span text:style-name="T1">functional programming</text:span></text:a><text:span text:style-name="T1"> and like most of you out there I found it hard to understand some of the concepts. Over time I have slowly started to understand some of the concepts and thought I would try to once for all capture them as I have a memory of a goldfish. </text:span></text:p>
      <text:p text:style-name="Standard"><text:span text:style-name="T1"/></text:p>
      <text:p text:style-name="Standard"><text:span text:style-name="T1">If you would like to learn more about it I suggest this great book titled </text:span><text:a xlink:type="simple" xlink:href="http://www.amazon.com/Real-World-Functional-Programming-Examples/dp/1933988924"><text:span text:style-name="T1">Real-World Functional Programming</text:span></text:a><text:span text:style-name="T1">.</text:span></text:p>
      <text:p text:style-name="Standard"><text:span text:style-name="T1"/></text:p>
      <text:p text:style-name="Standard"><text:span text:style-name="T1">Functional Programming is </text:span><text:a xlink:type="simple" xlink:href="http://en.wikipedia.org/wiki/Functional_programming"><text:span text:style-name="T1">defined</text:span></text:a><text:span text:style-name="T1"> as:</text:span></text:p>
      <text:p text:style-name="Standard"><text:span text:style-name="T1"/></text:p>
      <text:p text:style-name="P3"><text:span text:style-name="T1">In computer science, functional programming is a programming paradigm that treats computation as the evaluation of mathematical functions and avoids state and mutable data. It emphasises the application of functions, in contrast to the imperative programming style, which emphasises changes in state.</text:span></text:p>
      <text:p text:style-name="P3"><text:span text:style-name="T1"/></text:p>
      <text:p text:style-name="P7"><text:span text:style-name="T1">Functional Programming is defined as using a style called Declarative programming rather than your traditional Imperative programming. What do these mean styles mean?</text:span></text:p>
      <text:p text:style-name="P7"><text:span text:style-name="T1"/></text:p>
      <text:p text:style-name="P7"><text:span text:style-name="T1">Declarative Programming is </text:span><text:a xlink:type="simple" xlink:href="http://en.wikipedia.org/wiki/Declarative_programming"><text:span text:style-name="T1">defined</text:span></text:a><text:span text:style-name="T1"> as:</text:span></text:p>
      <text:p text:style-name="P7"><text:span text:style-name="T1"/></text:p>
      <text:p text:style-name="P3"><text:span text:style-name="T1">In computer science, declarative programming is a programming paradigm that expresses the logic of a computation without describing its control flow. Many languages applying this style attempt to minimise or eliminate side effects by describing what the program should accomplish, rather than describing how to go about accomplishing it. </text:span></text:p>
      <text:p text:style-name="P3"><text:span text:style-name="T1"/></text:p>
      <text:p text:style-name="P7"><text:span text:style-name="T1">Imperative Programming is </text:span><text:a xlink:type="simple" xlink:href="http://en.wikipedia.org/wiki/Imperative_programming"><text:span text:style-name="T1">defined</text:span></text:a><text:span text:style-name="T1"> as:</text:span></text:p>
      <text:p text:style-name="P7"><text:span text:style-name="T1"/></text:p>
      <text:p text:style-name="P3"><text:span text:style-name="T1">In computer science, imperative programming is a programming paradigm that describes computation in terms of statements that change a program state. In much the same way that imperative mood in natural languages expresses commands to take action, imperative programs define sequences of commands for the computer to perform.</text:span></text:p>
      <text:p text:style-name="Standard"><text:span text:style-name="T1"/></text:p>
      <text:p text:style-name="Standard"><text:span text:style-name="T1">The <text:s/>following points are what some of the functional programming languages exhibits:</text:span></text:p>
      <text:list xml:id="list420364284" text:style-name="L1">
        <text:list-item>
          <text:p text:style-name="P2"><text:span text:style-name="T1">Immutable Object</text:span></text:p>
        </text:list-item>
        <text:list-item>
          <text:p text:style-name="P2"><text:span text:style-name="T1">Higher Order Functions</text:span></text:p>
        </text:list-item>
        <text:list-item>
          <text:p text:style-name="P2"><text:span text:style-name="T1">Currying</text:span></text:p>
        </text:list-item>
        <text:list-item>
          <text:p text:style-name="P2"><text:span text:style-name="T1">Lazy Evaluation</text:span></text:p>
        </text:list-item>
        <text:list-item>
          <text:p text:style-name="P2"><text:span text:style-name="T1">Continuations</text:span></text:p>
        </text:list-item>
        <text:list-item>
          <text:p text:style-name="P2"><text:span text:style-name="T1">Pattern Matching</text:span></text:p>
        </text:list-item>
        <text:list-item>
          <text:p text:style-name="P2"><text:span text:style-name="T1">Closures</text:span></text:p>
        </text:list-item>
      </text:list>
      <text:p text:style-name="Standard"><text:span text:style-name="T1"/></text:p>
      <text:p text:style-name="Standard"><text:span text:style-name="T1">Luckily for us is that </text:span></text:p>
      <text:p text:style-name="Standard"><text:span text:style-name="T1"/></text:p>
      <text:p text:style-name="P4"><text:span text:style-name="T1">PowerShell is motivated by functional programming</text:span></text:p>
      <text:p text:style-name="P4"><text:span text:style-name="T1"/></text:p>
      <text:p text:style-name="P8"><text:span text:style-name="T1">Right so lets go through these points and how they apply to PowerShell.</text:span></text:p>
      <text:p text:style-name="Standard"><text:span text:style-name="T1"/></text:p>
      <text:p text:style-name="P11"><text:span text:style-name="T2">Immutable Object</text:span></text:p>
      <text:p text:style-name="P11"><text:span text:style-name="T2"/></text:p>
      <text:p text:style-name="P12"><text:span text:style-name="T2">An immutable object is an object whose state cannot be modified after it is created.</text:span></text:p>
      <text:p text:style-name="P12"><text:soft-page-break/><text:span text:style-name="T2"/></text:p>
      <text:p text:style-name="P11"><text:span text:style-name="T2">Higher Order Functions</text:span></text:p>
      <text:p text:style-name="P11"><text:span text:style-name="T2"/></text:p>
      <text:p text:style-name="P12"><text:span text:style-name="T2">A higher-order function is a function that does at least one of the following:</text:span></text:p>
      <text:list xml:id="list1896314389" text:style-name="L2">
        <text:list-item>
          <text:p text:style-name="P13"><text:span text:style-name="T2">Take one or more functions as an input</text:span></text:p>
        </text:list-item>
        <text:list-item>
          <text:p text:style-name="P13"><text:span text:style-name="T2">Output a function</text:span></text:p>
        </text:list-item>
      </text:list>
      <text:p text:style-name="P12"><text:span text:style-name="T2"/></text:p>
      <text:p text:style-name="P11"><text:span text:style-name="T2">Currying</text:span></text:p>
      <text:p text:style-name="P11"><text:span text:style-name="T2"/></text:p>
      <text:p text:style-name="P12"><text:span text:style-name="T2">Currying is the technique of transforming a function that takes multiple arguments (or an n-tuple of arguments) in such a way that it can be called as a chain of functions each with a single argument.</text:span></text:p>
      <text:p text:style-name="P12"><text:span text:style-name="T2"/></text:p>
      <text:p text:style-name="P11"><text:span text:style-name="T2">Lazy Evaluation</text:span></text:p>
      <text:p text:style-name="P12"><text:span text:style-name="T2"/></text:p>
      <text:p text:style-name="P12"><text:span text:style-name="T2">Lazy Evaluation is an evaluation strategy which delays the evaluation of an expression until its value is needed and which also avoids repeated evaluations</text:span></text:p>
      <text:p text:style-name="P12"><text:span text:style-name="T2"/></text:p>
      <text:p text:style-name="P11"><text:span text:style-name="T2">Continuations</text:span></text:p>
      <text:p text:style-name="P11"><text:span text:style-name="T2"/></text:p>
      <text:p text:style-name="P12"><text:span text:style-name="T2">A continuation is an abstract representation of the control state of a computer program. What does that mean? This concept is best described by the idea of </text:span><text:a xlink:type="simple" xlink:href="http://c2.com/cgi/wiki?ContinuationPassingStyle"><text:span text:style-name="T2">Continuation Passing Style</text:span></text:a></text:p>
      <text:p text:style-name="P12"><text:span text:style-name="T2"/></text:p>
      <text:p text:style-name="P5"><text:span text:style-name="T2">A function written in continuation-passing style takes as an extra argument: an explicit "continuation" i.e. a function of one argument. When the CPS function has computed its result value, it "returns" it by calling the continuation function with this value as the argument</text:span></text:p>
      <text:p text:style-name="P5"><text:span text:style-name="T2"/></text:p>
      <text:p text:style-name="P9"><text:span text:style-name="T2">The best way that this is implemented in the .NET framework is through the </text:span><text:a xlink:type="simple" xlink:href="http://msdn.microsoft.com/en-us/library/ee372288.aspx"><text:span text:style-name="T2">Task Library</text:span></text:a><text:span text:style-name="T2">.</text:span></text:p>
      <text:p text:style-name="P9"><text:span text:style-name="T2"/></text:p>
      <text:p text:style-name="P10"><text:span text:style-name="T2">Pattern Matching</text:span></text:p>
      <text:p text:style-name="P10"><text:span text:style-name="T1"/></text:p>
      <text:p text:style-name="P10"><text:span text:style-name="T1">Pattern matching is the act of checking some sequence of tokens for the presence of the constituents of some pattern. Pattern matching in PowerShell is accomplished using the </text:span><text:a xlink:type="simple" xlink:href="http://technet.microsoft.com/en-us/library/ff730937.aspx"><text:span text:style-name="T1">switch</text:span></text:a><text:span text:style-name="T1"> statement. </text:span></text:p>
      <text:p text:style-name="P10"><text:span text:style-name="T1"/></text:p>
      <text:p text:style-name="P10"><text:span text:style-name="T1">Using your traditional imperative programming languages the switch statement is considered a </text:span><text:a xlink:type="simple" xlink:href="http://c2.com/cgi/wiki?SwitchStatementsSmell"><text:span text:style-name="T1">code smell</text:span></text:a><text:span text:style-name="T1">. The reason that they have been frowned upon it is simply because they usually display signs of code duplication.</text:span></text:p>
      <text:p text:style-name="P10"><text:span text:style-name="T1"/></text:p>
      <text:p text:style-name="P10"><text:span text:style-name="T1">Pattern matching is encouraged in functional programming languages because they are much more powerful and functions are first class citizens.</text:span></text:p>
      <text:p text:style-name="P10"><text:span text:style-name="T1"/></text:p>
      <text:p text:style-name="P10"><text:span text:style-name="T2">Closures</text:span></text:p>
      <text:p text:style-name="P10"><text:span text:style-name="T1"/></text:p>
      <text:p text:style-name="P10"><text:span text:style-name="T1">A closure (also lexical closure or function closure) is a function together with a referencing environment for the non-local variables of that function.</text:span></text:p>
      <text:p text:style-name="P10"><text:span text:style-name="T1"/></text:p>
      <text:p text:style-name="P10"><text:span text:style-name="T1">Closures in PowerShell are created with the function </text:span><text:a xlink:type="simple" xlink:href="http://msdn.microsoft.com/en-us/library/system.management.automation.scriptblock.getnewclosure(v=vs.85).aspx"><text:span text:style-name="T1">GetNewClosure</text:span></text:a><text:span text:style-name="T1">. </text:span></text:p>
      <text:p text:style-name="P10"><text:span text:style-name="T1"/></text:p>
      <text:p text:style-name="P6"><text:span text:style-name="T1">The new script block is closed over the local variables in the scope that the closure is defined in. In other words, the current values of the local variables are captured and enclosed inside the script block bound to the mod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svg:font-family="'Segoe UI', Verdana,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2-08-12T22:17:34</dc:date>
    <dc:creator>Alex Falkowski</dc:creator>
    <meta:editing-duration>PT9H4M10S</meta:editing-duration>
    <meta:editing-cycles>32</meta:editing-cycles>
    <meta:generator>LibreOffice/3.5$Linux_X86_64 LibreOffice_project/350m1$Build-2</meta:generator>
    <meta:document-statistic meta:table-count="0" meta:image-count="0" meta:object-count="0" meta:page-count="2" meta:paragraph-count="43" meta:word-count="673" meta:character-count="4151" meta:non-whitespace-character-count="3622"/>
  </office:meta>
</office:document-meta>
</file>